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Devanagari" svg:font-family="'Noto Sans Devanagari'" style:font-family-generic="system" style:font-pitch="variable"/>
    <style:font-face style:name="Source Han Sans CN Regular" svg:font-family="'Source Han Sans CN Regular'" style:font-family-generic="system" style:font-pitch="variable"/>
    <style:font-face style:name="宋体" svg:font-family="宋体" style:font-family-generic="system" style:font-pitch="variable"/>
  </office:font-face-decls>
  <office:automatic-styles>
    <style:style style:name="Table1" style:family="table">
      <style:table-properties style:width="6.4451in" fo:margin-left="-0.0569in" fo:margin-top="0in" fo:margin-bottom="0in" table:align="left" style:writing-mode="lr-tb"/>
    </style:style>
    <style:style style:name="Table1.A" style:family="table-column">
      <style:table-column-properties style:column-width="1.1854in"/>
    </style:style>
    <style:style style:name="Table1.B" style:family="table-column">
      <style:table-column-properties style:column-width="5.259in"/>
    </style:style>
    <style:style style:name="Table1.1" style:family="table-row">
      <style:table-row-properties fo:keep-together="auto"/>
    </style:style>
    <style:style style:name="Table1.A1" style:family="table-cell">
      <style:table-cell-properties style:vertical-align="middle" fo:padding-left="0.0569in" fo:padding-right="0.0417in" fo:padding-top="0.0417in" fo:padding-bottom="0.0417in" fo:border="2.25pt outset #00000a"/>
    </style:style>
    <style:style style:name="P1" style:family="paragraph" style:parent-style-name="Standard">
      <style:text-properties fo:font-weight="bold" style:font-weight-asian="bold" style:font-weight-complex="bold"/>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3"/>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WWNum6"/>
    <style:style style:name="P8" style:family="paragraph" style:parent-style-name="Standard" style:list-style-name="WWNum7"/>
    <style:style style:name="P9" style:family="paragraph" style:parent-style-name="Standard" style:list-style-name="WWNum8"/>
    <style:style style:name="P10" style:family="paragraph" style:parent-style-name="Standard" style:list-style-name="WWNum9"/>
    <style:style style:name="P11" style:family="paragraph" style:parent-style-name="Standard" style:list-style-name="WWNum10"/>
    <style:style style:name="P12"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0e3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CHOOL SUPPORTED SELF-TAUGHT LANGUAGE A</text:p>
      <text:p text:style-name="P1"/>
      <text:h text:style-name="Heading_20_2" text:outline-level="2">Syllabus overview</text:h>
      <text:p text:style-name="Standard">The information included in this section is intended for SSST students who are taking the course over a period of two years. If you are taking the course on an anticipated status you must consult with your supervisor to assure that you comply with the correct dates for submission of assessment tasks. </text:p>
      <text:p text:style-name="Standard">This standard level course invites you to read ten works of literature—two written in a language other than your language of study (which you can read in translation) and eight written originally in your language of study. The course is divided into four parts, and here is how the ten works fit into this structure. </text:p>
      <text:p text:style-name="Standard"><text:span text:style-name="T1">Part one: Works in translation</text:span></text:p>
      <text:p text:style-name="Standard">You need to choose these two works from the prescribed literature in translation (PLT) list, which you can get from your SSST supervisor. It may be the case that these works are chosen for you. See the section “Navigating the PLT” for advice on selecting works from this list. </text:p>
      <text:p text:style-name="Standard">Please be sure that these two works are by different authors and were originally written in a language other than your language of study. </text:p>
      <text:p text:style-name="Standard">Here are the four stages of the assessment for part 1.</text:p>
      <text:list xml:id="list4027267015" text:style-name="WWNum1">
        <text:list-item>
          <text:p text:style-name="P2">Stage 1: keep a literary journal for a set of written responses to four prescribed prompts on both works—these are informal pieces of writing. </text:p>
        </text:list-item>
        <text:list-item>
          <text:p text:style-name="P2">Stage 2: write a reflective statement (300–400 words) on a prescribed question based on one of the two works. </text:p>
        </text:list-item>
        <text:list-item>
          <text:p text:style-name="P2">Stage 3: develop an essay title on one of the works in response to one question from a set of eight prescribed by the IB. </text:p>
        </text:list-item>
        <text:list-item>
          <text:p text:style-name="P2">Stage 4: write a literary analysis essay (1,200–1,500 words) on one of the works in response to one of the eight prescribed questions. </text:p>
        </text:list-item>
      </text:list>
      <text:p text:style-name="Standard">The reflective statement and literary analysis essay will be sent to your examiner (via the Diploma Programme coordinator of your school) for assessment in March of your second year if your school is sitting for the May session and in September of the second year if your school is sitting for the November session. </text:p>
      <text:p text:style-name="Standard">Further guidance for completing stages 1 to 4 is provided in the section of this document entitled “Written assignment”. </text:p>
      <text:p text:style-name="Standard">For the assessment criteria for the written assignment see the publication <text:span text:style-name="T2">Language A: literature guide</text:span> (first exams 2015). </text:p>
      <text:p text:style-name="Standard"><text:span text:style-name="T1">Part two: Detailed study</text:span></text:p>
      <text:p text:style-name="Standard">You need to choose two works, each from a different genre and each by a different author, from the PLA for your language; you can ask your supervisor for this list. You can choose any work written by the author listed within the genre category you have chosen; the list divides the authors according to the various genres. </text:p>
      <text:p text:style-name="Standard"><text:soft-page-break/></text:p>
      <text:p text:style-name="Standard">The assessment for this part of the course is as follows. Towards the beginning of the course, your supervisor will give you a list of questions from the International Baccalaureate pertaining to the individual oral commentary. These questions are divided into four categories: poetry, drama, prose fiction (novels and short stories), and prose non-fiction (essays, speeches, letters, memoirs). You only need to be concerned about the questions pertaining to the two genre categories which you have chosen, so this will amount to ten questions in total (five questions for each genre). </text:p>
      <text:p text:style-name="Standard">After reading each text closely, you will need to find the best passage of approximately 40 lines each (or the best poem from the collection if poetry is one of your genres) that you can use as the basis for a 10-minute oral response. Please note that poems might be shorter than 40 lines. </text:p>
      <text:p text:style-name="Standard">This means you will have five passages from the first work and five passages from the second work. You can draft a page of bulleted notes for each passage/question in your mother tongue, but note that you can use only one side of a piece of A4 paper for each set of notes. </text:p>
      <text:p text:style-name="Standard">It is helpful to photocopy each passage on a separate piece of paper and to write the relevant prescribed question at the top as well as on the corresponding page of bulleted notes. </text:p>
      <text:p text:style-name="Standard">In March (May session) or September (November session), your supervisor will conduct a 10-minute recording in which you will be invited to respond orally to one of the 10 prescribed questions using the passage you have already selected; you will have the passage and bulleted notes in front of you. Your supervisor will submit both the passage and page of bulleted notes to the examiner. </text:p>
      <text:p text:style-name="Standard">This recording will be followed immediately (in the same recording session) by a ten-minute individual oral presentation; this is described in part 4 below. </text:p>
      <text:p text:style-name="Standard">Guidance for preparing for this assessment is provided in the section entitled “Alternative individual oral commentary and alternative individual oral presentation”. </text:p>
      <text:p text:style-name="Standard">For the assessment criteria for the individual oral commentary see the publication <text:span text:style-name="T2">Language A: literature guide</text:span> (first exams 2015). </text:p>
      <text:p text:style-name="Standard"><text:span text:style-name="T1">Part 3: Literary genres</text:span></text:p>
      <text:p text:style-name="Standard">This part of the course pertains to the second of the two exams that you will take in May or November. Using the PLA corresponding to your mother tongue, choose three works by different authors from the same genre category, again these genre categories are listed clearly. </text:p>
      <text:p text:style-name="Standard">As you read and re-read these works, think about the ways each work serves as an example of its genre; in other words, how conventional is the work in terms of representing its genre? Also, think about the different ways you can compare and contrast each work. </text:p>
      <text:p text:style-name="Standard">Your exam in May or November will require you to write a comparative essay, which you will have 90 minutes to plan and write in exam conditions, in response to one of three prescribed questions pertaining to the genre represented by the works you have chosen. Your essay will need to be based on at least two of these three works. </text:p>
      <text:p text:style-name="Standard">Guidance for preparing for this assessment is provided in the section entitled “Paper 2”. </text:p>
      <text:p text:style-name="Standard"><text:soft-page-break/>For the assessment criteria for paper 2 see the publication <text:span text:style-name="T2">Language A: literature guide</text:span> (first exams 2015). </text:p>
      <text:p text:style-name="Standard"><text:span text:style-name="T1">Part 4: Options</text:span></text:p>
      <text:p text:style-name="Standard">Part 4 involves choosing three works by authors listed in the PLA for your mother tongue. Here you can choose works of any genre. You might think of works that appeal to you because they address intriguing themes, questions, ideas, or historical moments in the history of your mother country. </text:p>
      <text:p text:style-name="Standard">In March or September, you will need to speak for 10 minutes in a recorded individual oral presentation on two of these works; this recording will immediately follow the 10-minute individual oral commentary described above (as the second half of the continuous 20-minute recording session). You can determine the exact nature of this presentation beforehand—its content and structure—and you can pre-prepare a single-sided page of bulleted notes, which your supervisor will submit to the examiner. </text:p>
      <text:p text:style-name="Standard">Guidance for preparing for this assessment is in the section titled “Alternative individual oral commentary and alternative individual oral presentation”. </text:p>
      <text:p text:style-name="Standard">For the assessment criteria for the individual oral presentation see the publication <text:span text:style-name="T2">Language A: literature guide</text:span> (first exams 2015). </text:p>
      <text:p text:style-name="Standard"><text:span text:style-name="T1">Paper 1: Guided literary analysis</text:span></text:p>
      <text:p text:style-name="Standard">Paper 1 is the first of the two exams you will take in May or November. This exam does not pertain to any of the 10 works you choose for the course; instead, it presents you with a prose passage or poem written in your mother tongue that you will probably not have seen before. In paper 1 you will have 90 minutes to write a guided literary analysis in your mother tongue under supervised conditions. The goal is to write about the passage or poem with attention to the writer’s choices and their effects on your interpretation. There are two guiding questions to help you as you plan your writing; you are obliged to work your response to these questions into your answer. </text:p>
      <text:h text:style-name="Heading_20_2" text:outline-level="2">General advice</text:h>
      <text:p text:style-name="Standard">This section offers some advice on completing this course successfully as an independent learner. As you can see, the course allows you to make many decisions on your own and to shape your experience individually. Here are some recommendations to keep in mind. </text:p>
      <text:list xml:id="list3440097796" text:style-name="WWNum2">
        <text:list-item>
          <text:p text:style-name="P3">Read and re-read each work carefully.</text:p>
        </text:list-item>
        <text:list-item>
          <text:p text:style-name="P3">Be mindful of deadlines.</text:p>
        </text:list-item>
        <text:list-item>
          <text:p text:style-name="P3">Maintain regular contact with your supervisor.</text:p>
        </text:list-item>
        <text:list-item>
          <text:p text:style-name="P3">Ask questions proactively if you are unclear at any stage about an aspect of the course.</text:p>
        </text:list-item>
        <text:list-item>
          <text:p text:style-name="P3">Save all of your work and keep all of your documentation (passages, notes, drafts, and so on) safe. </text:p>
        </text:list-item>
      </text:list>
      <text:p text:style-name="Standard">As you finalize your list of works, make sure it meets the following requirements.</text:p>
      <text:list xml:id="list630567446" text:style-name="WWNum3">
        <text:list-item>
          <text:p text:style-name="P4">If other students at your school are taking this SSST course in the same language as you, then you must all choose the same works (in other words, your list must be the same). </text:p>
        </text:list-item>
        <text:list-item>
          <text:p text:style-name="P4"><text:soft-page-break/>If you choose a poetry collection for any part of the course, make sure you have selected 15 to 20 shorter poems from the collection or a substantial section or the whole of a long poem (at least 600 lines). </text:p>
        </text:list-item>
        <text:list-item>
          <text:p text:style-name="P4">If you choose a short story collection for any part of the course, make sure you have selected 5 to 10 stories from the collection. </text:p>
        </text:list-item>
        <text:list-item>
          <text:p text:style-name="P4">If you choose a collection of essays for any part of the course, make sure you have selected 5 to 8 essays from the collection. </text:p>
        </text:list-item>
        <text:list-item>
          <text:p text:style-name="P4">If you choose a collection of letters for any part of the course, make sure you have selected 10 to 15 letters from the collection. </text:p>
        </text:list-item>
        <text:list-item>
          <text:p text:style-name="P4">Across parts 2, 3, and 4 of the course, make sure you have chosen works representing at least three different genres. </text:p>
        </text:list-item>
        <text:list-item>
          <text:p text:style-name="P4">Across parts 2, 3, and 4 of the course, make sure you have chosen works from two different places listed on the PLA (for example, Chinese students need to choose works from at least two of the following countries: mainland China, Hong Kong, and Taiwan). If only one place is listed on your PLA, then you do not need to worry about this. </text:p>
        </text:list-item>
        <text:list-item>
          <text:p text:style-name="P4">Across your course as a whole (parts 1, 2, 3, and 4), make sure you have chosen works representing at least three different periods as listed on your PLA. </text:p>
        </text:list-item>
        <text:list-item>
          <text:p text:style-name="P4">While it is fine to repeat an author twice in your course as a whole, make sure you have avoided repeating an author within any one part of the syllabus. </text:p>
        </text:list-item>
      </text:list>
      <text:p text:style-name="Standard"><text:span text:style-name="T1">Sourcing texts</text:span></text:p>
      <text:p text:style-name="Standard">As you compile your list of works, try to make sure you can access a copy of each one. This includes the two works in translation selected from the PLT list. It is important that both of these works have been translated into your mother tongue. </text:p>
      <text:p text:style-name="Standard">There are several ways you can access these texts.</text:p>
      <text:list xml:id="list2528000579" text:style-name="WWNum4">
        <text:list-item>
          <text:p text:style-name="P5">Ask if any students at your school have taken this SSST course in the past; they might have left some texts behind in your school library. </text:p>
        </text:list-item>
        <text:list-item>
          <text:p text:style-name="P5">Ask if any students or teachers at your school speak your mother tongue; they might be able to help you acquire texts. </text:p>
        </text:list-item>
        <text:list-item>
          <text:p text:style-name="P5">If your parents live in the country in which the language is spoken (or if you have friends who live there), see if they can help you acquire the texts. </text:p>
        </text:list-item>
        <text:list-item>
          <text:p text:style-name="P5">Investigate if there is a book supplier in the country where the language is spoken from which you can purchase the texts. </text:p>
        </text:list-item>
        <text:list-item>
          <text:p text:style-name="P5">See if you can access the texts from a legitimate website.</text:p>
        </text:list-item>
      </text:list>
      <text:h text:style-name="Heading_20_2" text:outline-level="2"><text:bookmark text:name="_GoBack"/>Written assignment</text:h>
      <text:p text:style-name="Standard">Part 1 of this course invites you to explore texts in context; this means that you are reading two works in translation with insight into the circumstances in which the works were written, set, read by others, and read by you. With this in mind, you should choose two works from the PLT with sensitivity to these concerns. This part of the course involves an appreciation of the different perspectives of people from other cultures as distinct from your own through the study of literature written in other times and places. The written tasks involved in this part of the <text:soft-page-break/>course ask you to reflect on the text and their contexts in different ways, from a personal point of view and also from an analytical perspective focusing on literary aspects. </text:p>
      <text:p text:style-name="Standard">Keep in mind that if there are others at your school who are taking this SSST course in the same language as you, you do not need to write your written assignments on the same work in translation as the one(s) chosen by your peers. Similarly, you do not have to respond to the same stage 3 question from the list of eight prescribed prompts listed below; it is up to you to choose the text, question, and suitable strategy for yourself. However, the reflective statement and essay that you submit individually to your supervisor need to be typed and based on the same work in translation. The table below gives an overview of the four stages of the written assignment. </text:p>
      <table:table table:name="Table1" table:style-name="Table1">
        <table:table-column table:style-name="Table1.A"/>
        <table:table-column table:style-name="Table1.B"/>
        <table:table-row table:style-name="Table1.1">
          <table:table-cell table:style-name="Table1.A1" office:value-type="string">
            <text:p text:style-name="Standard"><text:span text:style-name="T3">o</text:span>Stage 1: Journal writing</text:p>
          </table:table-cell>
          <table:table-cell table:style-name="Table1.A1" office:value-type="string">
            <text:p text:style-name="Standard">In place of the interactive oral undertaken by taught students, SSST students are required to keep a literary journal in which they write their personal response to the prescribed guiding questions. The journal is <text:span text:style-name="T1">not</text:span> submitted for assessment. </text:p>
          </table:table-cell>
        </table:table-row>
        <table:table-row table:style-name="Table1.1">
          <table:table-cell table:style-name="Table1.A1" office:value-type="string">
            <text:p text:style-name="Standard">Stage 2: The reflective statement</text:p>
          </table:table-cell>
          <table:table-cell table:style-name="Table1.A1" office:value-type="string">
            <text:p text:style-name="Standard">Students produce a reflective statement of 300–400 words based on their journal writing The reflective statement related to the final written assignment must be submitted for assessment along with the assignment. </text:p>
          </table:table-cell>
        </table:table-row>
        <table:table-row table:style-name="Table1.1">
          <table:table-cell table:style-name="Table1.A1" office:value-type="string">
            <text:p text:style-name="Standard">Stage 3: Developing the topic</text:p>
          </table:table-cell>
          <table:table-cell table:style-name="Table1.A1" office:value-type="string">
            <text:p text:style-name="Standard">Using one of the eight prescribed prompts from page 33 of the subject guide as a starting point, students develop an essay title suited to the particular work chosen. </text:p>
          </table:table-cell>
        </table:table-row>
        <table:table-row table:style-name="Table1.1">
          <table:table-cell table:style-name="Table1.A1" office:value-type="string">
            <text:p text:style-name="Standard">Stage 4: Production of the essay</text:p>
          </table:table-cell>
          <table:table-cell table:style-name="Table1.A1" office:value-type="string">
            <text:p text:style-name="Standard">Each student produces an essay of 1,200–1,500 words on a literary aspect of one work using the essay title developed during stage 3 of the written assignment production process. The final essay must be submitted along with the reflective statement that relates to the work studied. </text:p>
          </table:table-cell>
        </table:table-row>
      </table:table>
      <text:p text:style-name="Standard"><text:span text:style-name="T1">Navigating the PLT</text:span></text:p>
      <text:p text:style-name="Standard">To help you navigate the PLT, ask your supervisor to access a document entitled <text:span text:style-name="T2">Prescribed literature in translation: Additional guidance</text:span>. This handy document offers summaries of approved works along with information about the time and place, subject matter, important conventions and features, and secondary resources. </text:p>
      <text:p text:style-name="Standard"><text:span text:style-name="T1">Writing effective journal entries</text:span></text:p>
      <text:p text:style-name="Standard">Once you have chosen your two works in translation from the PLT, take some time each week to write (in your mother tongue) your impressions of the work using the four questions below to guide you. These written responses will be the source of your ideas for the reflective statement you will write later, so it is important to have a written record of your impressions during the course of your reading. You may type or hand write these responses, but use them as a way to consider the ways you express your ideas in your mother tongue, paying attention to sentence structure, tone and word choice. </text:p>
      <text:p text:style-name="Standard"><text:soft-page-break/>There is no prescribed format or word length for these written responses; they are merely opportunities for you to consider the two texts in context from multiple angles. </text:p>
      <text:list xml:id="list892623255" text:style-name="WWNum5">
        <text:list-item>
          <text:p text:style-name="P6">In what ways do time and place matter to this work?</text:p>
        </text:list-item>
        <text:list-item>
          <text:p text:style-name="P6">What was easy to understand and what was difficult in relation to social and cultural context and issues? </text:p>
        </text:list-item>
        <text:list-item>
          <text:p text:style-name="P6">What connections did you find between issues in the work and your own culture(s) and experience? </text:p>
        </text:list-item>
        <text:list-item>
          <text:p text:style-name="P6">What aspects of technique are interesting in the work?</text:p>
        </text:list-item>
      </text:list>
      <text:p text:style-name="Standard">This stage of your reading and writing process is a great opportunity for you to explore aspects of literary culture and heritage, your own as well as those of other readers and writers. Here are some ways of approaching these four questions: </text:p>
      <text:list xml:id="list2292178480" text:style-name="WWNum6">
        <text:list-item>
          <text:p text:style-name="P7">When exploring <text:span text:style-name="T1">time and place</text:span>, you might consider the setting of the work or the situation in which the speaker or characters find themselves. How has the writer represented this and what impact does this have on your own reading of the text? </text:p>
        </text:list-item>
        <text:list-item>
          <text:p text:style-name="P7">When exploring <text:span text:style-name="T1">social and cultural context and issues</text:span>, you might consider the environment in which the writer lived and wrote. What political, social, economic, and artistic influences might have impacted the writer’s choices? </text:p>
        </text:list-item>
        <text:list-item>
          <text:p text:style-name="P7">When exploring <text:span text:style-name="T1">your own culture(s) and experience</text:span>, you might think of specific real-life situations in your mother country, in other places where you have lived, and where you live now that correspond to the situations in which the speaker/characters find themselves. How are they similar or different? </text:p>
        </text:list-item>
        <text:list-item>
          <text:p text:style-name="P7">And finally, when considering <text:span text:style-name="T1">aspects of technique</text:span> that you have found interesting in the work, you might consider unique ways that the writer uses any of the following literary devices or strategies and how they might impact upon readers now and in the past: imagery, symbolism, dialogue, writing style, narrative structure, or anything else that stands out to you. </text:p>
        </text:list-item>
      </text:list>
      <text:p text:style-name="Standard">Here are some examples of ways students have approached the four questions in relation to the works in translation they chose from the PLT: </text:p>
      <text:list xml:id="list1533377833" text:style-name="WWNum7">
        <text:list-item>
          <text:p text:style-name="P8">the ways in which the author Kishimoto represents Japanese cultural traditions in the <text:span text:style-name="T2">Naruto</text:span> manga series—textually and visually </text:p>
        </text:list-item>
        <text:list-item>
          <text:p text:style-name="P8">the ways in which Kishimoto depicts emotional contrast in the <text:span text:style-name="T2">Naruto</text:span> manga series—textually and visually </text:p>
        </text:list-item>
        <text:list-item>
          <text:p text:style-name="P8">the ways in which the author Hosseini represents class differences in <text:span text:style-name="T2">The Kite Runner</text:span> </text:p>
        </text:list-item>
        <text:list-item>
          <text:p text:style-name="P8">the ways in which Hosseini contrasts Afghan and American cultural values through characterization in <text:span text:style-name="T2">The Kite Runner</text:span> </text:p>
        </text:list-item>
        <text:list-item>
          <text:p text:style-name="P8">the extent to which the student, through personal reflection and response, can identify or associate any of the above with his/her own culture(s). </text:p>
        </text:list-item>
      </text:list>
      <text:p text:style-name="Standard"><text:span text:style-name="T1">Writing the reflective statement</text:span></text:p>
      <text:p text:style-name="Standard">Now that you have read both works in translation and written your responses to the four questions above, you need to pick one work on which you will do two <text:soft-page-break/>pieces of writing, both of which will be externally assessed by an examiner using the assessment criteria found in the <text:span text:style-name="T2">Language A: literature guide </text:span>(first exams 2015). </text:p>
      <text:p text:style-name="Standard">The first of these written tasks is called the reflective statement, a 300–400-word typed response to the following question: </text:p>
      <text:p text:style-name="Standard"><text:span text:style-name="T1">How was your understanding of cultural and contextual considerations of the work developed through your journal writing? </text:span></text:p>
      <text:p text:style-name="Standard">Basically, this question asks you to consider the extent to which your written responses to the four questions enhanced your understanding of the work as a creative, imaginative invention of the writer. How did your written responses give you insight into any of the following aspects: the work, the writer, the time and place in which it was written, and the time and place in which you have read the work? </text:p>
      <text:p text:style-name="Standard"><text:span text:style-name="T1">Choosing the best prescribed question for your essay</text:span></text:p>
      <text:p text:style-name="Standard">Now that you have written your reflective statement, it is time for you to write the essay, which is a word-processed literary analysis of the same work on which you wrote the reflective statement. This needs to be a well-organized response of 1,200–1,500 words to one of the following eight questions. </text:p>
      <text:list xml:id="list271758986" text:style-name="WWNum8">
        <text:list-item>
          <text:p text:style-name="P9">What is the impact on the work of a major choice and/or decision made by characters?</text:p>
        </text:list-item>
        <text:list-item>
          <text:p text:style-name="P9">In what ways are the voices of history and tradition present in the work?</text:p>
        </text:list-item>
        <text:list-item>
          <text:p text:style-name="P9">Which minor character plays the most significant role?</text:p>
        </text:list-item>
        <text:list-item>
          <text:p text:style-name="P9">To what extent is the natural landscape important to the impact of this work?</text:p>
        </text:list-item>
        <text:list-item>
          <text:p text:style-name="P9">Do you think there are some characters in the work whose chief role is to convey cultural values? </text:p>
        </text:list-item>
        <text:list-item>
          <text:p text:style-name="P9">How does the author convey the sense of time passing in the work?</text:p>
        </text:list-item>
        <text:list-item>
          <text:p text:style-name="P9">In what ways is the work interested in being realistic?</text:p>
        </text:list-item>
        <text:list-item>
          <text:p text:style-name="P9">Identify one or more symbol, motif or strand of imagery. What role do they play in the work? </text:p>
        </text:list-item>
      </text:list>
      <text:p text:style-name="Standard">Think carefully about which question you choose from this list—consider the question that most interests you and that will also demonstrate the best of your analytical skills. Also, consider how much textual evidence from the text should support your argument or thesis statement. Here are some strategies for determining the best question to choose. </text:p>
      <text:list xml:id="list1139638270" text:style-name="WWNum9">
        <text:list-item>
          <text:p text:style-name="P10">Do you have a clear sense of what the question is asking? For example, in question 5, what does it mean for a character to “convey cultural values”, and in question 7, what does it mean for a work to be “realistic”? If you can express your understanding of the question in your own words, then you are on the right track. </text:p>
        </text:list-item>
        <text:list-item>
          <text:p text:style-name="P10">Can you develop a debatable thesis statement in response to the question? A thesis makes a debatable, interesting (“risk-taking”), and clear claim that can be supported later by the interpretation of relevant evidence. </text:p>
        </text:list-item>
        <text:list-item>
          <text:p text:style-name="P10"><text:soft-page-break/>Is it possible to consider what the narrator/character feels/thinks about x (even though y)? Why? What is the consequence of that? Why is that the consequence? </text:p>
        </text:list-item>
        <text:list-item>
          <text:p text:style-name="P10">Is it possible to consider how the narrator/character reacts to x (even though y)? Why? What is the consequence of that? Why is that the consequence? </text:p>
        </text:list-item>
        <text:list-item>
          <text:p text:style-name="P10">Can you write a persuasive body paragraph in which you can introduce, integrate, and interpret key evidence from the text in response to the question? </text:p>
        </text:list-item>
      </text:list>
      <text:p text:style-name="Standard">Once you have decided upon the best question for your essay, then you are ready to draft the outline. </text:p>
      <text:p text:style-name="Standard"><text:span text:style-name="T1">Writing an effective essay in your mother tongue</text:span></text:p>
      <text:p text:style-name="Standard">Here are some important techniques to keep in mind as you write your essay.</text:p>
      <text:list xml:id="list2816345380" text:style-name="WWNum10">
        <text:list-item>
          <text:p text:style-name="P11">Ensure at each stage of your essay that you are answering the question you chose from the list of eight options above. </text:p>
        </text:list-item>
        <text:list-item>
          <text:p text:style-name="P11">You should use the correct terminology for literary devices (imagery, symbolism, diction, for example) that are used in academic writing in your mother tongue. You might be able to find access to these from a literature teacher based in your mother country. </text:p>
        </text:list-item>
        <text:list-item>
          <text:p text:style-name="P11">You should quote textual evidence and cite it correctly. Include the bibliographical information of the work in translation at the end of your essay. </text:p>
        </text:list-item>
        <text:list-item>
          <text:p text:style-name="P11">Be sure that there is a clear organizational method to your argument and analysis.</text:p>
        </text:list-item>
        <text:list-item>
          <text:p text:style-name="P11">Always proofread your work before you submit the essay (and its corresponding reflective statement) to your supervisor.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Devanagari" svg:font-family="'Noto Sans Devanagari'" style:font-family-generic="system" style:font-pitch="variable"/>
    <style:font-face style:name="Source Han Sans CN Regular" svg:font-family="'Source Han Sans CN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宋体"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text-align="start" style:justify-single-word="false" fo:orphans="2" fo:widows="2" style:writing-mode="lr-tb"/>
      <style:text-properties fo:language="en" fo:country="GB"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F" style:font-family-generic-complex="system" style:font-pitch-complex="variable" style:font-weight-complex="bold"/>
    </style:style>
    <style:style style:name="Title" style:family="paragraph" style:parent-style-name="Standard" style:next-style-name="Standard" style:default-outline-level="" style:class="chapter">
      <style:text-properties fo:text-transform="uppercase" fo:color="#4f81bd" fo:font-size="26pt" fo:letter-spacing="0.0071in" fo:language="en" fo:country="US" style:letter-kerning="true" style:font-size-asian="26pt" style:font-size-complex="26pt"/>
    </style:style>
    <style:style style:name="Default_20_Paragraph_20_Font" style:display-name="Default Paragraph Font" style:family="text"/>
    <style:style style:name="Title_20_Char" style:display-name="Title Char" style:family="text">
      <style:text-properties fo:text-transform="uppercase" fo:color="#4f81bd" fo:font-size="26pt" fo:letter-spacing="0.0071in" style:letter-kerning="true" style:font-size-asian="26pt" style:font-size-complex="26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language="en" fo:country="GB" fo:font-weight="bold" style:font-name-asian="宋体" style:font-family-asian="宋体"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language="en" fo:country="GB" fo:font-weight="bold" style:font-name-asian="宋体" style:font-family-asian="宋体" style:font-family-generic-asian="system" style:font-pitch-asian="variable" style:font-weight-asian="bold" style:font-name-complex="F"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rion Taynton</meta:initial-creator>
    <meta:editing-cycles>3</meta:editing-cycles>
    <meta:print-date>2015-08-21T06:28:00</meta:print-date>
    <meta:creation-date>2015-08-21T06:21:00</meta:creation-date>
    <dc:date>2017-08-14T20:56:27.150488906</dc:date>
    <meta:editing-duration>PT17M11S</meta:editing-duration>
    <meta:generator>LibreOffice/5.3.4.2$Linux_X86_64 LibreOffice_project/30m0$Build-2</meta:generator>
    <meta:document-statistic meta:table-count="1" meta:image-count="0" meta:object-count="0" meta:page-count="8" meta:paragraph-count="123" meta:word-count="3646" meta:character-count="21102" meta:non-whitespace-character-count="17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